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17cm" fo:min-width="0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.038cm" fo:min-width="0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.004cm" fo:min-width="0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000000"/>
    </style:style>
    <style:style style:name="P4" style:family="paragraph">
      <loext:graphic-properties draw:fill="none" draw:fill-color="#000000"/>
      <style:paragraph-properties fo:text-align="center"/>
      <style:text-properties fo:color="#000000"/>
    </style:style>
    <style:style style:name="T1" style:family="text">
      <style:text-properties style:font-name="DejaVu Sans Mono" fo:font-size="9pt" style:font-size-asian="9pt" style:font-size-complex="9pt"/>
    </style:style>
    <style:style style:name="T2" style:family="text">
      <style:text-properties style:font-name="DejaVu Sans Mono" fo:font-size="8pt" style:font-size-asian="8pt" style:font-size-complex="8pt"/>
    </style:style>
    <style:style style:name="T3" style:family="text">
      <style:text-properties style:font-name="DejaVu Sans Mono" fo:font-size="7pt" style:font-size-asian="7pt" style:font-size-complex="7pt"/>
    </style:style>
    <style:style style:name="T4" style:family="text">
      <style:text-properties fo:font-size="5.40000009536743pt" style:font-size-asian="5.40000009536743pt" style:font-size-complex="5.40000009536743pt"/>
    </style:style>
    <style:style style:name="T5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401cm" svg:height="10.367cm" svg:x="1.091cm" svg:y="0.427cm">
          <draw:text-box>
            <text:p><text:span text:style-name="T1">l</text:span><text:span text:style-name="T1">i</text:span><text:span text:style-name="T1">n</text:span><text:span text:style-name="T1">e</text:span><text:span text:style-name="T1">a</text:span><text:span text:style-name="T1">r </text:span><text:span text:style-name="T1">&lt;</text:span><text:span text:style-name="T1">-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 </text:span><text:span text:style-name="T1">(</text:span><text:span text:style-name="T1">d</text:span><text:span text:style-name="T1">a</text:span><text:span text:style-name="T1">t</text:span><text:span text:style-name="T1">, </text:span><text:span text:style-name="T1">y</text:span><text:span text:style-name="T1">, </text:span><text:span text:style-name="T1">t</text:span><text:span text:style-name="T1">i</text:span><text:span text:style-name="T1">m</text:span><text:span text:style-name="T1">e</text:span><text:span text:style-name="T1">, </text:span><text:span text:style-name="T1">p</text:span><text:span text:style-name="T1">a</text:span><text:span text:style-name="T1">r</text:span><text:span text:style-name="T1">a</text:span><text:span text:style-name="T1">m</text:span><text:span text:style-name="T1">s </text:span><text:span text:style-name="T1">= </text:span><text:span text:style-name="T1">N</text:span><text:span text:style-name="T1">U</text:span><text:span text:style-name="T1">L</text:span><text:span text:style-name="T1">L</text:span><text:span text:style-name="T1">, </text:span><text:span text:style-name="T1">.</text:span><text:span text:style-name="T1">.</text:span><text:span text:style-name="T1">.</text:span><text:span text:style-name="T1">) </text:span><text:span text:style-name="T1">{</text:span></text:p>
            <text:p><text:span text:style-name="T2"/></text:p>
            <text:p><text:span text:style-name="T1"><text:s text:c="2"/></text:span><text:span text:style-name="T1"><text:s text:c="2"/></text:span><text:span text:style-name="T1">l</text:span><text:span text:style-name="T1">i</text:span><text:span text:style-name="T1">n</text:span><text:span text:style-name="T1">e</text:span><text:span text:style-name="T1">a</text:span><text:span text:style-name="T1">r</text:span><text:span text:style-name="T1">P</text:span><text:span text:style-name="T1">a</text:span><text:span text:style-name="T1">r</text:span><text:span text:style-name="T1">s </text:span><text:span text:style-name="T1">&lt;</text:span><text:span text:style-name="T1">-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(</text:span><text:span text:style-name="T1">d</text:span><text:span text:style-name="T1">a</text:span><text:span text:style-name="T1">t</text:span><text:span text:style-name="T1">, </text:span><text:span text:style-name="T1">y</text:span><text:span text:style-name="T1">, </text:span><text:span text:style-name="T1">t</text:span><text:span text:style-name="T1">i</text:span><text:span text:style-name="T1">m</text:span><text:span text:style-name="T1">e</text:span><text:span text:style-name="T1">) </text:span><text:span text:style-name="T1">{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t</text:span><text:span text:style-name="T1">i</text:span><text:span text:style-name="T1">m</text:span><text:span text:style-name="T1">e </text:span><text:span text:style-name="T1">&lt;</text:span><text:span text:style-name="T1">- </text:span><text:span text:style-name="T1">d</text:span><text:span text:style-name="T1">a</text:span><text:span text:style-name="T1">t</text:span><text:span text:style-name="T1">[</text:span><text:span text:style-name="T1">[</text:span><text:span text:style-name="T1">t</text:span><text:span text:style-name="T1">i</text:span><text:span text:style-name="T1">m</text:span><text:span text:style-name="T1">e</text:span><text:span text:style-name="T1">]</text:span><text:span text:style-name="T1">]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y </text:span><text:span text:style-name="T1">&lt;</text:span><text:span text:style-name="T1">- </text:span><text:span text:style-name="T1">d</text:span><text:span text:style-name="T1">a</text:span><text:span text:style-name="T1">t</text:span><text:span text:style-name="T1">[</text:span><text:span text:style-name="T1">[</text:span><text:span text:style-name="T1">y</text:span><text:span text:style-name="T1">]</text:span><text:span text:style-name="T1">]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i</text:span><text:span text:style-name="T1">f </text:span><text:span text:style-name="T1">(</text:span><text:span text:style-name="T1">v</text:span><text:span text:style-name="T1">a</text:span><text:span text:style-name="T1">r</text:span><text:span text:style-name="T1">(</text:span><text:span text:style-name="T1">y</text:span><text:span text:style-name="T1">) </text:span><text:span text:style-name="T1">=</text:span><text:span text:style-name="T1">= </text:span><text:span text:style-name="T1">0</text:span><text:span text:style-name="T1">) </text:span><text:span text:style-name="T1">{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(</text:span><text:span text:style-name="T1">N</text:span><text:span text:style-name="T1">U</text:span><text:span text:style-name="T1">L</text:span><text:span text:style-name="T1">L</text:span><text:span text:style-name="T1">)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}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m</text:span><text:span text:style-name="T1">m </text:span><text:span text:style-name="T1">&lt;</text:span><text:span text:style-name="T1">- </text:span><text:span text:style-name="T1">(</text:span><text:span text:style-name="T1">m</text:span><text:span text:style-name="T1">a</text:span><text:span text:style-name="T1">x</text:span><text:span text:style-name="T1">(</text:span><text:span text:style-name="T1">y</text:span><text:span text:style-name="T1">) </text:span><text:span text:style-name="T1">– </text:span><text:span text:style-name="T1">m</text:span><text:span text:style-name="T1">i</text:span><text:span text:style-name="T1">n</text:span><text:span text:style-name="T1">(</text:span><text:span text:style-name="T1">y</text:span><text:span text:style-name="T1">)</text:span><text:span text:style-name="T1">)</text:span><text:span text:style-name="T1">/</text:span><text:span text:style-name="T1">m</text:span><text:span text:style-name="T1">a</text:span><text:span text:style-name="T1">x</text:span><text:span text:style-name="T1">(</text:span><text:span text:style-name="T1">t</text:span><text:span text:style-name="T1">i</text:span><text:span text:style-name="T1">m</text:span><text:span text:style-name="T1">e</text:span><text:span text:style-name="T1">)</text:span></text:p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b</text:span><text:span text:style-name="T1">b </text:span><text:span text:style-name="T1">&lt;</text:span><text:span text:style-name="T1">- </text:span><text:span text:style-name="T1">m</text:span><text:span text:style-name="T1">e</text:span><text:span text:style-name="T1">a</text:span><text:span text:style-name="T1">n</text:span><text:span text:style-name="T1">(</text:span><text:span text:style-name="T1">y</text:span><text:span text:style-name="T1">) </text:span><text:span text:style-name="T1">– </text:span><text:span text:style-name="T1">m</text:span><text:span text:style-name="T1">m </text:span><text:span text:style-name="T1">* </text:span><text:span text:style-name="T1">m</text:span><text:span text:style-name="T1">e</text:span><text:span text:style-name="T1">a</text:span><text:span text:style-name="T1">n</text:span><text:span text:style-name="T1">(</text:span><text:span text:style-name="T1">t</text:span><text:span text:style-name="T1">i</text:span><text:span text:style-name="T1">m</text:span><text:span text:style-name="T1">e</text:span><text:span text:style-name="T1">)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(</text:span><text:span text:style-name="T1">c</text:span><text:span text:style-name="T1">(</text:span><text:span text:style-name="T1">i</text:span><text:span text:style-name="T1">n</text:span><text:span text:style-name="T1">t</text:span><text:span text:style-name="T1">e</text:span><text:span text:style-name="T1">r</text:span><text:span text:style-name="T1">c</text:span><text:span text:style-name="T1">e</text:span><text:span text:style-name="T1">p</text:span><text:span text:style-name="T1">t </text:span><text:span text:style-name="T1">= </text:span><text:span text:style-name="T1">b</text:span><text:span text:style-name="T1">b</text:span><text:span text:style-name="T1">, </text:span><text:span text:style-name="T1">s</text:span><text:span text:style-name="T1">l</text:span><text:span text:style-name="T1">o</text:span><text:span text:style-name="T1">p</text:span><text:span text:style-name="T1">e </text:span><text:span text:style-name="T1">= </text:span><text:span text:style-name="T1">m</text:span><text:span text:style-name="T1">m</text:span><text:span text:style-name="T1">)</text:span><text:span text:style-name="T1">)</text:span></text:p>
            <text:p><text:span text:style-name="T1"><text:s text:c="2"/></text:span><text:span text:style-name="T1"><text:s text:c="2"/></text:span><text:span text:style-name="T1">}</text:span></text:p>
            <text:p><text:span text:style-name="T2"/></text:p>
            <text:p><text:span text:style-name="T1"><text:s text:c="2"/></text:span><text:span text:style-name="T1"><text:s text:c="2"/></text:span><text:span text:style-name="T1">i</text:span><text:span text:style-name="T1">f </text:span><text:span text:style-name="T1">(</text:span><text:span text:style-name="T1">i</text:span><text:span text:style-name="T1">s</text:span><text:span text:style-name="T1">.</text:span><text:span text:style-name="T1">n</text:span><text:span text:style-name="T1">u</text:span><text:span text:style-name="T1">l</text:span><text:span text:style-name="T1">l</text:span><text:span text:style-name="T1">(</text:span><text:span text:style-name="T1">p</text:span><text:span text:style-name="T1">a</text:span><text:span text:style-name="T1">r</text:span><text:span text:style-name="T1">a</text:span><text:span text:style-name="T1">m</text:span><text:span text:style-name="T1">s</text:span><text:span text:style-name="T1">)</text:span><text:span text:style-name="T1">) </text:span><text:span text:style-name="T1">{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p</text:span><text:span text:style-name="T1">a</text:span><text:span text:style-name="T1">r</text:span><text:span text:style-name="T1">a</text:span><text:span text:style-name="T1">m</text:span><text:span text:style-name="T1">s </text:span><text:span text:style-name="T1">&lt;</text:span><text:span text:style-name="T1">- </text:span><text:span text:style-name="T1">l</text:span><text:span text:style-name="T1">i</text:span><text:span text:style-name="T1">n</text:span><text:span text:style-name="T1">e</text:span><text:span text:style-name="T1">a</text:span><text:span text:style-name="T1">r</text:span><text:span text:style-name="T1">P</text:span><text:span text:style-name="T1">a</text:span><text:span text:style-name="T1">r</text:span><text:span text:style-name="T1">s</text:span><text:span text:style-name="T1">(</text:span><text:span text:style-name="T1">d</text:span><text:span text:style-name="T1">a</text:span><text:span text:style-name="T1">t</text:span><text:span text:style-name="T1">, </text:span><text:span text:style-name="T1">y</text:span><text:span text:style-name="T1">, </text:span><text:span text:style-name="T1">t</text:span><text:span text:style-name="T1">i</text:span><text:span text:style-name="T1">m</text:span><text:span text:style-name="T1">e</text:span><text:span text:style-name="T1">)</text:span></text:p>
            <text:p><text:span text:style-name="T1"><text:s text:c="2"/></text:span><text:span text:style-name="T1"><text:s text:c="2"/></text:span><text:span text:style-name="T1">}</text:span></text:p>
            <text:p><text:span text:style-name="T1"><text:s text:c="2"/></text:span><text:span text:style-name="T1"><text:s text:c="2"/></text:span><text:span text:style-name="T1">i</text:span><text:span text:style-name="T1">f </text:span><text:span text:style-name="T1">(</text:span><text:span text:style-name="T1">i</text:span><text:span text:style-name="T1">s</text:span><text:span text:style-name="T1">.</text:span><text:span text:style-name="T1">n</text:span><text:span text:style-name="T1">u</text:span><text:span text:style-name="T1">l</text:span><text:span text:style-name="T1">l</text:span><text:span text:style-name="T1">(</text:span><text:span text:style-name="T1">p</text:span><text:span text:style-name="T1">a</text:span><text:span text:style-name="T1">r</text:span><text:span text:style-name="T1">a</text:span><text:span text:style-name="T1">m</text:span><text:span text:style-name="T1">s</text:span><text:span text:style-name="T1">)</text:span><text:span text:style-name="T1">) </text:span><text:span text:style-name="T1">{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(</text:span><text:span text:style-name="T1">N</text:span><text:span text:style-name="T1">U</text:span><text:span text:style-name="T1">L</text:span><text:span text:style-name="T1">L</text:span><text:span text:style-name="T1">)</text:span></text:p>
            <text:p><text:span text:style-name="T1"><text:s text:c="2"/></text:span><text:span text:style-name="T1"><text:s text:c="2"/></text:span><text:span text:style-name="T1">}</text:span></text:p>
            <text:p><text:span text:style-name="T1"><text:s text:c="2"/></text:span><text:span text:style-name="T1"><text:s text:c="2"/></text:span><text:span text:style-name="T1">y </text:span><text:span text:style-name="T1">&lt;</text:span><text:span text:style-name="T1">- </text:span><text:span text:style-name="T1">s</text:span><text:span text:style-name="T1">t</text:span><text:span text:style-name="T1">r</text:span><text:span text:style-name="T1">2</text:span><text:span text:style-name="T1">l</text:span><text:span text:style-name="T1">a</text:span><text:span text:style-name="T1">n</text:span><text:span text:style-name="T1">g</text:span><text:span text:style-name="T1">(</text:span><text:span text:style-name="T1">y</text:span><text:span text:style-name="T1">)</text:span></text:p>
            <text:p><text:span text:style-name="T1"><text:s text:c="2"/></text:span><text:span text:style-name="T1"><text:s text:c="2"/></text:span><text:span text:style-name="T1">t</text:span><text:span text:style-name="T1">i</text:span><text:span text:style-name="T1">m</text:span><text:span text:style-name="T1">e </text:span><text:span text:style-name="T1">&lt;</text:span><text:span text:style-name="T1">- </text:span><text:span text:style-name="T1">s</text:span><text:span text:style-name="T1">t</text:span><text:span text:style-name="T1">r</text:span><text:span text:style-name="T1">2</text:span><text:span text:style-name="T1">l</text:span><text:span text:style-name="T1">a</text:span><text:span text:style-name="T1">n</text:span><text:span text:style-name="T1">g</text:span><text:span text:style-name="T1">(</text:span><text:span text:style-name="T1">t</text:span><text:span text:style-name="T1">i</text:span><text:span text:style-name="T1">m</text:span><text:span text:style-name="T1">e</text:span><text:span text:style-name="T1">)</text:span></text:p>
            <text:p><text:span text:style-name="T1"><text:s text:c="2"/></text:span><text:span text:style-name="T1"><text:s text:c="2"/></text:span><text:span text:style-name="T1">f</text:span><text:span text:style-name="T1">f </text:span><text:span text:style-name="T1">&lt;</text:span><text:span text:style-name="T1">- </text:span><text:span text:style-name="T1">b</text:span><text:span text:style-name="T1">q</text:span><text:span text:style-name="T1">u</text:span><text:span text:style-name="T1">o</text:span><text:span text:style-name="T1">t</text:span><text:span text:style-name="T1">e</text:span><text:span text:style-name="T1">(</text:span><text:span text:style-name="T1">.</text:span><text:span text:style-name="T1">(</text:span><text:span text:style-name="T1">y</text:span><text:span text:style-name="T1">) </text:span><text:span text:style-name="T1">~ </text:span><text:span text:style-name="T1">s</text:span><text:span text:style-name="T1">l</text:span><text:span text:style-name="T1">o</text:span><text:span text:style-name="T1">p</text:span><text:span text:style-name="T1">e </text:span><text:span text:style-name="T1">* </text:span><text:span text:style-name="T1">.</text:span><text:span text:style-name="T1">(</text:span><text:span text:style-name="T1">t</text:span><text:span text:style-name="T1">i</text:span><text:span text:style-name="T1">m</text:span><text:span text:style-name="T1">e</text:span><text:span text:style-name="T1">) </text:span><text:span text:style-name="T1">+ </text:span><text:span text:style-name="T1">i</text:span><text:span text:style-name="T1">n</text:span><text:span text:style-name="T1">t</text:span><text:span text:style-name="T1">e</text:span><text:span text:style-name="T1">r</text:span><text:span text:style-name="T1">c</text:span><text:span text:style-name="T1">e</text:span><text:span text:style-name="T1">p</text:span><text:span text:style-name="T1">t</text:span><text:span text:style-name="T1">)</text:span></text:p>
            <text:p><text:span text:style-name="T1"><text:s text:c="2"/></text:span><text:span text:style-name="T1"><text:s text:c="2"/></text:span><text:span text:style-name="T1">a</text:span><text:span text:style-name="T1">t</text:span><text:span text:style-name="T1">t</text:span><text:span text:style-name="T1">r</text:span><text:span text:style-name="T1">(</text:span><text:span text:style-name="T1">f</text:span><text:span text:style-name="T1">f</text:span><text:span text:style-name="T1">, </text:span><text:span text:style-name="T1">"</text:span><text:span text:style-name="T1">p</text:span><text:span text:style-name="T1">a</text:span><text:span text:style-name="T1">r</text:span><text:span text:style-name="T1">n</text:span><text:span text:style-name="T1">a</text:span><text:span text:style-name="T1">m</text:span><text:span text:style-name="T1">e</text:span><text:span text:style-name="T1">s</text:span><text:span text:style-name="T1">"</text:span><text:span text:style-name="T1">) </text:span><text:span text:style-name="T1">&lt;</text:span><text:span text:style-name="T1">- </text:span><text:span text:style-name="T1">n</text:span><text:span text:style-name="T1">a</text:span><text:span text:style-name="T1">m</text:span><text:span text:style-name="T1">e</text:span><text:span text:style-name="T1">s</text:span><text:span text:style-name="T1">(</text:span><text:span text:style-name="T1">p</text:span><text:span text:style-name="T1">a</text:span><text:span text:style-name="T1">r</text:span><text:span text:style-name="T1">a</text:span><text:span text:style-name="T1">m</text:span><text:span text:style-name="T1">s</text:span><text:span text:style-name="T1">)</text:span></text:p>
            <text:p><text:span text:style-name="T1"><text:s text:c="2"/></text:span><text:span text:style-name="T1"><text:s text:c="2"/>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(</text:span><text:span text:style-name="T1">l</text:span><text:span text:style-name="T1">i</text:span><text:span text:style-name="T1">s</text:span><text:span text:style-name="T1">t</text:span><text:span text:style-name="T1">(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a </text:span><text:span text:style-name="T1">= </text:span><text:span text:style-name="T1">f</text:span><text:span text:style-name="T1">f</text:span><text:span text:style-name="T1">, </text:span><text:span text:style-name="T1">p</text:span><text:span text:style-name="T1">a</text:span><text:span text:style-name="T1">r</text:span><text:span text:style-name="T1">a</text:span><text:span text:style-name="T1">m</text:span><text:span text:style-name="T1">s </text:span><text:span text:style-name="T1">= </text:span><text:span text:style-name="T1">p</text:span><text:span text:style-name="T1">a</text:span><text:span text:style-name="T1">r</text:span><text:span text:style-name="T1">a</text:span><text:span text:style-name="T1">m</text:span><text:span text:style-name="T1">s</text:span><text:span text:style-name="T1">)</text:span><text:span text:style-name="T1">)</text:span></text:p>
            <text:p><text:span text:style-name="T3">}</text:span></text:p>
            <text:p><text:span text:style-name="T4"/></text:p>
          </draw:text-box>
        </draw:frame>
        <draw:custom-shape draw:style-name="gr2" draw:text-style-name="P4" draw:layer="layout" svg:width="0.406cm" svg:height="0.406cm" svg:x="0.435cm" svg:y="0.524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06cm" svg:height="0.406cm" svg:x="1.236cm" svg:y="2.125cm">
          <text:p text:style-name="P3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06cm" svg:height="0.406cm" svg:x="1.237cm" svg:y="5.426cm">
          <text:p text:style-name="P3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06cm" svg:height="0.406cm" svg:x="1.238cm" svg:y="6.627cm">
          <text:p text:style-name="P3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06cm" svg:height="0.406cm" svg:x="1.239cm" svg:y="8.328cm">
          <text:p text:style-name="P3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3-01T10:04:58.373375257</meta:creation-date>
    <dc:date>2023-03-01T12:04:31.650744061</dc:date>
    <dc:creator>Collin </dc:creator>
    <meta:editing-duration>PT1H59M30S</meta:editing-duration>
    <meta:editing-cycles>6</meta:editing-cycles>
    <meta:generator>LibreOffice/6.4.7.2$Linux_X86_64 LibreOffice_project/40$Build-2</meta:generator>
    <meta:document-statistic meta:object-count="6"/>
  </office:meta>
</office:document-meta>
</file>